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Standard" style:list-style-name="L2"/>
    <style:style style:name="P5" style:family="paragraph" style:parent-style-name="Standard">
      <style:text-properties fo:font-size="18pt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02in" fo:text-indent="-0.25in" fo:margin-left="2.99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02in" fo:text-indent="-0.25in" fo:margin-left="3.2402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mport Warranties Module</text:p>
      <text:p text:style-name="P5"/>
      <text:p text:style-name="P3">Changes <text:s/>in File</text:p>
      <text:list xml:id="list2100290922117743581" text:style-name="L1">
        <text:list-item>
          <text:p text:style-name="P1">custom.css</text:p>
        </text:list-item>
        <text:list-item>
          <text:p text:style-name="P1">form_fileuploads.js</text:p>
        </text:list-item>
        <text:list-item>
          <text:p text:style-name="P1">jquery.fileupload-ui.js</text:p>
        </text:list-item>
        <text:list-item>
          <text:p text:style-name="P1">controller/warrenties.php</text:p>
        </text:list-item>
        <text:list-item>
          <text:p text:style-name="P1">view/warrenties_import.php</text:p>
        </text:list-item>
        <text:list-item>
          <text:p text:style-name="P1">warrenties_model.php</text:p>
        </text:list-item>
        <text:list-item>
          <text:p text:style-name="P1">add new library/csvimport.php</text:p>
        </text:list-item>
      </text:list>
      <text:p text:style-name="Standard"/>
      <text:p text:style-name="P3">Need specification</text:p>
      <text:list xml:id="list2076925206244282129" text:style-name="L2">
        <text:list-item>
          <text:p text:style-name="P4">how can we manage category field in csv while importing data</text:p>
        </text:list-item>
        <text:list-item>
          <text:p text:style-name="P4">csv file should be fixed or not</text:p>
        </text:list-item>
        <text:list-item>
          <text:p text:style-name="P4">purchase invoice and warrenties card image while importing 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6">License Module</text:p>
      <text:p text:style-name="Standard"/>
      <text:p text:style-name="Standard"/>
      <text:p text:style-name="P2">Add License</text:p>
      <text:p text:style-name="Standard"/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0M56S</meta:editing-duration>
    <meta:editing-cycles>4</meta:editing-cycles>
    <meta:generator>OpenOffice/4.1.1$Win32 OpenOffice.org_project/411m6$Build-9775</meta:generator>
    <dc:date>2015-03-12T10:50:24.23</dc:date>
    <dc:creator>Prashant Dumbre</dc:creator>
    <meta:document-statistic meta:table-count="0" meta:image-count="0" meta:object-count="0" meta:page-count="2" meta:paragraph-count="16" meta:word-count="57" meta:character-count="403"/>
    <meta:user-defined meta:name="Info 1"/>
    <meta:user-defined meta:name="Info 2"/>
    <meta:user-defined meta:name="Info 3"/>
    <meta:user-defined meta:name="Info 4"/>
  </office:meta>
</office:document-meta>
</file>